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7.595cm" fo:margin-left="0cm" table:align="left"/>
    </style:style>
    <style:style style:name="Tabla2.A" style:family="table-column">
      <style:table-column-properties style:column-width="1.905cm"/>
    </style:style>
    <style:style style:name="Tabla2.B" style:family="table-column">
      <style:table-column-properties style:column-width="6.89cm"/>
    </style:style>
    <style:style style:name="Tabla2.C" style:family="table-column">
      <style:table-column-properties style:column-width="4.699cm"/>
    </style:style>
    <style:style style:name="Tabla2.D" style:family="table-column">
      <style:table-column-properties style:column-width="4.101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c7ca5" officeooo:paragraph-rsid="001c7ca5"/>
    </style:style>
    <style:style style:name="P2" style:family="paragraph" style:parent-style-name="Table_20_Contents">
      <style:text-properties officeooo:rsid="001ea491" officeooo:paragraph-rsid="001ea491"/>
    </style:style>
    <style:style style:name="P3" style:family="paragraph" style:parent-style-name="Standard">
      <style:text-properties officeooo:rsid="001e69c8" officeooo:paragraph-rsid="001e69c8"/>
    </style:style>
    <style:style style:name="P4" style:family="paragraph" style:parent-style-name="Standard">
      <style:text-properties officeooo:paragraph-rsid="00200e34"/>
    </style:style>
    <style:style style:name="P5" style:family="paragraph" style:parent-style-name="Table_20_Contents">
      <style:text-properties officeooo:rsid="001c7ca5" officeooo:paragraph-rsid="00200e34"/>
    </style:style>
    <style:style style:name="P6" style:family="paragraph" style:parent-style-name="Table_20_Contents">
      <style:text-properties officeooo:rsid="002107ea" officeooo:paragraph-rsid="00200e34"/>
    </style:style>
    <style:style style:name="P7" style:family="paragraph" style:parent-style-name="Table_20_Contents">
      <style:text-properties officeooo:rsid="001e69c8" officeooo:paragraph-rsid="00200e34"/>
    </style:style>
    <style:style style:name="P8" style:family="paragraph" style:parent-style-name="Table_20_Contents">
      <style:text-properties officeooo:rsid="0024171b" officeooo:paragraph-rsid="00200e34"/>
    </style:style>
    <style:style style:name="P9" style:family="paragraph" style:parent-style-name="Table_20_Contents">
      <style:text-properties officeooo:rsid="00254874" officeooo:paragraph-rsid="00200e34"/>
    </style:style>
    <style:style style:name="P10" style:family="paragraph" style:parent-style-name="Table_20_Contents">
      <style:text-properties officeooo:rsid="00200e34" officeooo:paragraph-rsid="00200e34"/>
    </style:style>
    <style:style style:name="T1" style:family="text">
      <style:text-properties officeooo:rsid="001e69c8"/>
    </style:style>
    <style:style style:name="T2" style:family="text">
      <style:text-properties officeooo:rsid="00268f4e"/>
    </style:style>
    <style:style style:name="T3" style:family="text">
      <style:text-properties officeooo:rsid="0022120b"/>
    </style:style>
    <style:style style:name="T4" style:family="text">
      <style:text-properties officeooo:rsid="00205e7f"/>
    </style:style>
    <style:style style:name="T5" style:family="text">
      <style:text-properties officeooo:rsid="002107ea"/>
    </style:style>
    <style:style style:name="T6" style:family="text">
      <style:text-properties officeooo:rsid="0022c1b8"/>
    </style:style>
    <style:style style:name="T7" style:family="text">
      <style:text-properties officeooo:rsid="0024171b"/>
    </style:style>
    <style:style style:name="T8" style:family="text">
      <style:text-properties officeooo:rsid="00254874"/>
    </style:style>
    <style:style style:name="T9" style:family="text">
      <style:text-properties officeooo:rsid="0029bf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5">ID_Caso</text:p>
          </table:table-cell>
          <table:table-cell table:style-name="Tabla2.A1" office:value-type="string">
            <text:p text:style-name="P5"><text:span text:style-name="T1">Descripción</text:span> de la prueba</text:p>
          </table:table-cell>
          <table:table-cell table:style-name="Tabla2.A1" office:value-type="string">
            <text:p text:style-name="P10">Resultado de la prueba</text:p>
          </table:table-cell>
          <table:table-cell table:style-name="Tabla2.D1" office:value-type="string">
            <text:p text:style-name="P10">¿Por qué falló?</text:p>
          </table:table-cell>
        </table:table-row>
        <table:table-row>
          <table:table-cell table:style-name="Tabla2.A2" office:value-type="string">
            <text:p text:style-name="P5">1</text:p>
          </table:table-cell>
          <table:table-cell table:style-name="Tabla2.A2" office:value-type="string">
            <text:p text:style-name="P5">Se calculo la nomina de un empleado de tipo <text:span text:style-name="T2">Chófer</text:span> <text:span text:style-name="T3">I</text:span>nterno con un sueldo de $<text:span text:style-name="T4">16,000</text:span> <text:span text:style-name="T4">mensual</text:span>, <text:span text:style-name="T4">un total de 0 entregas</text:span> <text:span text:style-name="T4">y bono por hr de $10, con un total de 8 hrs por dia capturado como entrada al sistema(Pantalla Horarios)</text:span>.</text:p>
          </table:table-cell>
          <table:table-cell table:style-name="Tabla2.A2" office:value-type="string">
            <text:p text:style-name="P6">Isr: 0.12%</text:p>
            <text:p text:style-name="P7">Bono_<text:span text:style-name="T5">Vales</text:span>: <text:span text:style-name="T5">$0</text:span></text:p>
            <text:p text:style-name="P6">Sueldo_Brto: $16,000</text:p>
            <text:p text:style-name="P5">Bono_hora: <text:span text:style-name="T5">$80</text:span></text:p>
            <text:p text:style-name="P6">Bono_Despensa: $640</text:p>
            <text:p text:style-name="P5">Sueldo<text:span text:style-name="T5">Nto</text:span>: <text:span text:style-name="T5">$14,800</text:span></text:p>
          </table:table-cell>
          <table:table-cell table:style-name="Tabla2.D2" office:value-type="string">
            <text:p text:style-name="P5"/>
          </table:table-cell>
        </table:table-row>
        <table:table-row>
          <table:table-cell table:style-name="Tabla2.A2" office:value-type="string">
            <text:p text:style-name="P5">2</text:p>
          </table:table-cell>
          <table:table-cell table:style-name="Tabla2.A2" office:value-type="string">
            <text:p text:style-name="P5">Se calculo la nomina de un empleado de tipo <text:span text:style-name="T1">Cargador</text:span> <text:span text:style-name="T5">Externo</text:span> con un sueldo de $<text:span text:style-name="T5">15,000</text:span> <text:span text:style-name="T5">mensual</text:span>, <text:span text:style-name="T3">10</text:span> entregas y<text:span text:style-name="T4"> bono por hr de $10, con un total de 8 hrs por dia capturado como entrada al sistema(Pantalla Horarios)</text:span>.</text:p>
          </table:table-cell>
          <table:table-cell table:style-name="Tabla2.A2" office:value-type="string">
            <text:p text:style-name="P6">Isr: 0.<text:span text:style-name="T3">09</text:span>%</text:p>
            <text:p text:style-name="P7">Bono_<text:span text:style-name="T5">Vales</text:span>: <text:span text:style-name="T5">$50</text:span></text:p>
            <text:p text:style-name="P6">Sueldo_Brto: $1<text:span text:style-name="T3">5</text:span>,000</text:p>
            <text:p text:style-name="P5">Bono_hora: <text:span text:style-name="T5">$80</text:span></text:p>
            <text:p text:style-name="P6">Bono_Despensa: $<text:span text:style-name="T3">0</text:span></text:p>
            <text:p text:style-name="P5">Sueldo<text:span text:style-name="T5">Nto</text:span>: <text:span text:style-name="T5">$13,700</text:span></text:p>
          </table:table-cell>
          <table:table-cell table:style-name="Tabla2.D2" office:value-type="string">
            <text:p text:style-name="P6"/>
          </table:table-cell>
        </table:table-row>
        <table:table-row>
          <table:table-cell table:style-name="Tabla2.A2" office:value-type="string">
            <text:p text:style-name="P5">3</text:p>
          </table:table-cell>
          <table:table-cell table:style-name="Tabla2.A2" office:value-type="string">
            <text:p text:style-name="P5">Se calculo la nomina de un empleado de tipo <text:span text:style-name="T3">Auxiliar</text:span> <text:span text:style-name="T3">Interno</text:span> con un sueldo de $<text:span text:style-name="T5">15,000</text:span> <text:span text:style-name="T5">mensual</text:span>, <text:span text:style-name="T6">5</text:span> entregas y<text:span text:style-name="T4"> bono por hr de $0, con un total de 8 hrs por dia capturado como entrada al sistema(Pantalla Horarios)</text:span>.</text:p>
          </table:table-cell>
          <table:table-cell table:style-name="Tabla2.A2" office:value-type="string">
            <text:p text:style-name="P6">Isr: 0.<text:span text:style-name="T3">09</text:span>%</text:p>
            <text:p text:style-name="P7">Bono_<text:span text:style-name="T5">Vales</text:span>: <text:span text:style-name="T5">$25</text:span></text:p>
            <text:p text:style-name="P6">Sueldo_Brto: $1<text:span text:style-name="T3">5</text:span>,000</text:p>
            <text:p text:style-name="P5">Bono_hora: <text:span text:style-name="T5">$0</text:span></text:p>
            <text:p text:style-name="P6">Bono_Despensa: $<text:span text:style-name="T7">600</text:span></text:p>
            <text:p text:style-name="P5">Sueldo<text:span text:style-name="T5">Nto</text:span>: <text:span text:style-name="T5">$14,275</text:span></text:p>
          </table:table-cell>
          <table:table-cell table:style-name="Tabla2.D2" office:value-type="string">
            <text:p text:style-name="P5"/>
          </table:table-cell>
        </table:table-row>
        <table:table-row>
          <table:table-cell table:style-name="Tabla2.A2" office:value-type="string">
            <text:p text:style-name="P8">4</text:p>
          </table:table-cell>
          <table:table-cell table:style-name="Tabla2.A2" office:value-type="string">
            <text:p text:style-name="P5">Se calculo la nomina de un empleado de tipo <text:span text:style-name="T3">Auxiliar</text:span> <text:span text:style-name="T3">Interno</text:span> con un sueldo de $<text:span text:style-name="T5">17,500</text:span> <text:span text:style-name="T5">mensual</text:span>, <text:span text:style-name="T7">cubriendo turno de chofer un dia y otro dia cubriendo turno de cargador,</text:span></text:p>
            <text:p text:style-name="P5"><text:span text:style-name="T7">25</text:span> entregas y<text:span text:style-name="T4"> bono por hr respectivo al rol cubierto, con un total de 8 hrs por dia capturado como entrada al sistema(Pantalla Horarios)</text:span>.</text:p>
          </table:table-cell>
          <table:table-cell table:style-name="Tabla2.A2" office:value-type="string">
            <text:p text:style-name="P6">Isr: 0.<text:span text:style-name="T7">12</text:span>%</text:p>
            <text:p text:style-name="P7">Bono_<text:span text:style-name="T5">Vales</text:span>: <text:span text:style-name="T5">$125</text:span></text:p>
            <text:p text:style-name="P6">Sueldo_Brto: $1<text:span text:style-name="T8">7</text:span>,<text:span text:style-name="T8">5</text:span>00</text:p>
            <text:p text:style-name="P5">Bono_hora<text:span text:style-name="T8">(chofer)</text:span>: <text:span text:style-name="T5">$80</text:span></text:p>
            <text:p text:style-name="P5">Bono_hora<text:span text:style-name="T8">(cargador)</text:span>: <text:span text:style-name="T5">$40</text:span></text:p>
            <text:p text:style-name="P6">Bono_Despensa: $<text:span text:style-name="T9">700</text:span></text:p>
            <text:p text:style-name="P5">Sueldo<text:span text:style-name="T5">Nto</text:span>: <text:span text:style-name="T5">$16,345</text:span></text:p>
          </table:table-cell>
          <table:table-cell table:style-name="Tabla2.D2" office:value-type="string">
            <text:p text:style-name="P6"/>
          </table:table-cell>
        </table:table-row>
        <table:table-row>
          <table:table-cell table:style-name="Tabla2.A2" office:value-type="string">
            <text:p text:style-name="P8">5</text:p>
          </table:table-cell>
          <table:table-cell table:style-name="Tabla2.A2" office:value-type="string">
            <text:p text:style-name="P9">Entrar a la pestaña Nominas para calcular la nomina de todos los empleados registrados</text:p>
          </table:table-cell>
          <table:table-cell table:style-name="Tabla2.A2" office:value-type="string">
            <text:p text:style-name="P7">Nomina de todos los empleados</text:p>
          </table:table-cell>
          <table:table-cell table:style-name="Tabla2.D2" office:value-type="string">
            <text:p text:style-name="P7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15:29:17.298000000</meta:creation-date>
    <dc:date>2019-10-23T11:10:22.600000000</dc:date>
    <meta:editing-duration>PT11M45S</meta:editing-duration>
    <meta:editing-cycles>3</meta:editing-cycles>
    <meta:generator>LibreOffice/4.3.0.4$Windows_x86 LibreOffice_project/62ad5818884a2fc2e5780dd45466868d41009ec0</meta:generator>
    <meta:document-statistic meta:table-count="1" meta:image-count="0" meta:object-count="0" meta:page-count="1" meta:paragraph-count="41" meta:word-count="260" meta:character-count="1548" meta:non-whitespace-character-count="1329"/>
  </office:meta>
</office:document-meta>
</file>